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80000040F82BB2314.png"/>
  <manifest:file-entry manifest:media-type="image/png" manifest:full-path="Pictures/10000201000002E80000040F35C7DFFC.png"/>
  <manifest:file-entry manifest:media-type="image/png" manifest:full-path="Pictures/10000201000002E80000040FF280C44F.png"/>
  <manifest:file-entry manifest:media-type="image/png" manifest:full-path="Pictures/10000201000002E80000040FE31835DE.png"/>
  <manifest:file-entry manifest:media-type="image/png" manifest:full-path="Pictures/10000201000002E80000040F5C345A56.png"/>
  <manifest:file-entry manifest:media-type="image/png" manifest:full-path="Pictures/10000201000002E80000040F0634C6DF.png"/>
  <manifest:file-entry manifest:media-type="image/png" manifest:full-path="Pictures/10000201000002E80000040F08662958.png"/>
  <manifest:file-entry manifest:media-type="image/png" manifest:full-path="Pictures/10000201000002E80000040F83C917FD.png"/>
  <manifest:file-entry manifest:media-type="image/png" manifest:full-path="Pictures/10000201000002E80000040FB8E0F547.png"/>
  <manifest:file-entry manifest:media-type="image/png" manifest:full-path="Pictures/10000201000002E80000040FDCE47CDC.png"/>
  <manifest:file-entry manifest:media-type="image/png" manifest:full-path="Pictures/10000201000002E80000040F1A2A3E22.png"/>
  <manifest:file-entry manifest:media-type="image/png" manifest:full-path="Pictures/10000201000002E80000040FCC9F234D.png"/>
  <manifest:file-entry manifest:media-type="image/png" manifest:full-path="Pictures/10000201000002E80000040FB1D6C812.png"/>
  <manifest:file-entry manifest:media-type="image/png" manifest:full-path="Pictures/10000201000002E80000040F18F519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499cm" svg:y="1cm" svg:width="6.299cm" svg:height="8.797cm" draw:z-index="0"><draw:image xlink:href="Pictures/10000201000002E80000040F08662958.png" xlink:type="simple" xlink:show="embed" xlink:actuate="onLoad"/></draw:frame><draw:frame draw:style-name="fr1" draw:name="Image2" text:anchor-type="paragraph" svg:x="12.002cm" svg:y="1cm" svg:width="6.299cm" svg:height="8.797cm" draw:z-index="1"><draw:image xlink:href="Pictures/10000201000002E80000040F18F51941.png" xlink:type="simple" xlink:show="embed" xlink:actuate="onLoad"/></draw:frame><draw:frame draw:style-name="fr1" draw:name="Image3" text:anchor-type="paragraph" svg:x="2.499cm" svg:y="10.5cm" svg:width="6.299cm" svg:height="8.797cm" draw:z-index="2"><draw:image xlink:href="Pictures/10000201000002E80000040F1A2A3E22.png" xlink:type="simple" xlink:show="embed" xlink:actuate="onLoad"/></draw:frame><draw:frame draw:style-name="fr1" draw:name="Image4" text:anchor-type="paragraph" svg:x="12.002cm" svg:y="10.5cm" svg:width="6.299cm" svg:height="8.797cm" draw:z-index="3"><draw:image xlink:href="Pictures/10000201000002E80000040FE31835DE.png" xlink:type="simple" xlink:show="embed" xlink:actuate="onLoad"/></draw:frame><draw:frame draw:style-name="fr1" draw:name="Image5" text:anchor-type="paragraph" svg:x="2.499cm" svg:y="20.001cm" svg:width="6.299cm" svg:height="8.797cm" draw:z-index="4"><draw:image xlink:href="Pictures/10000201000002E80000040FF280C44F.png" xlink:type="simple" xlink:show="embed" xlink:actuate="onLoad"/></draw:frame><draw:frame draw:style-name="fr1" draw:name="Image6" text:anchor-type="paragraph" svg:x="12.002cm" svg:y="20.001cm" svg:width="6.299cm" svg:height="8.797cm" draw:z-index="5"><draw:image xlink:href="Pictures/10000201000002E80000040F0634C6DF.png" xlink:type="simple" xlink:show="embed" xlink:actuate="onLoad"/></draw:frame></text:p>
      <text:p text:style-name="P1"><draw:frame draw:style-name="fr1" draw:name="Image10" text:anchor-type="paragraph" svg:x="12.002cm" svg:y="10.5cm" svg:width="6.299cm" svg:height="8.797cm" draw:z-index="9"><draw:image xlink:href="Pictures/10000201000002E80000040F35C7DFFC.png" xlink:type="simple" xlink:show="embed" xlink:actuate="onLoad"/></draw:frame><draw:frame draw:style-name="fr1" draw:name="Image9" text:anchor-type="paragraph" svg:x="2.499cm" svg:y="10.5cm" svg:width="6.299cm" svg:height="8.797cm" draw:z-index="8"><draw:image xlink:href="Pictures/10000201000002E80000040F35C7DFFC.png" xlink:type="simple" xlink:show="embed" xlink:actuate="onLoad"/></draw:frame><draw:frame draw:style-name="fr1" draw:name="Image8" text:anchor-type="paragraph" svg:x="12.002cm" svg:y="1cm" svg:width="6.299cm" svg:height="8.797cm" draw:z-index="7"><draw:image xlink:href="Pictures/10000201000002E80000040FCC9F234D.png" xlink:type="simple" xlink:show="embed" xlink:actuate="onLoad"/></draw:frame><draw:frame draw:style-name="fr1" draw:name="Image7" text:anchor-type="paragraph" svg:x="2.499cm" svg:y="1cm" svg:width="6.299cm" svg:height="8.797cm" draw:z-index="6"><draw:image xlink:href="Pictures/10000201000002E80000040FCC9F234D.png" xlink:type="simple" xlink:show="embed" xlink:actuate="onLoad"/></draw:frame><draw:frame draw:style-name="fr1" draw:name="images20" text:anchor-type="paragraph" svg:x="12.002cm" svg:y="10.5cm" svg:width="6.299cm" svg:height="8.797cm" draw:z-index="25"><draw:image xlink:href="Pictures/10000201000002E80000040F5C345A56.png" xlink:type="simple" xlink:show="embed" xlink:actuate="onLoad"/></draw:frame><draw:frame draw:style-name="fr1" draw:name="images16" text:anchor-type="paragraph" svg:x="2.499cm" svg:y="10.5cm" svg:width="6.299cm" svg:height="8.797cm" draw:z-index="21"><draw:image xlink:href="Pictures/10000201000002E80000040FDCE47CDC.png" xlink:type="simple" xlink:show="embed" xlink:actuate="onLoad"/></draw:frame><draw:frame draw:style-name="fr1" draw:name="images13" text:anchor-type="paragraph" svg:x="12.002cm" svg:y="1cm" svg:width="6.299cm" svg:height="8.797cm" draw:z-index="17"><draw:image xlink:href="Pictures/10000201000002E80000040F82BB2314.png" xlink:type="simple" xlink:show="embed" xlink:actuate="onLoad"/></draw:frame><draw:frame draw:style-name="fr1" draw:name="images4" text:anchor-type="paragraph" svg:x="2.499cm" svg:y="1cm" svg:width="6.299cm" svg:height="8.797cm" draw:z-index="13"><draw:image xlink:href="Pictures/10000201000002E80000040FB8E0F547.png" xlink:type="simple" xlink:show="embed" xlink:actuate="onLoad"/></draw:frame><draw:frame draw:style-name="fr1" draw:name="images19" text:anchor-type="paragraph" svg:x="12.002cm" svg:y="10.5cm" svg:width="6.299cm" svg:height="8.797cm" draw:z-index="24"><draw:image xlink:href="Pictures/10000201000002E80000040FB1D6C812.png" xlink:type="simple" xlink:show="embed" xlink:actuate="onLoad"/></draw:frame><draw:frame draw:style-name="fr1" draw:name="images15" text:anchor-type="paragraph" svg:x="2.499cm" svg:y="10.5cm" svg:width="6.299cm" svg:height="8.797cm" draw:z-index="20"><draw:image xlink:href="Pictures/10000201000002E80000040FB1D6C812.png" xlink:type="simple" xlink:show="embed" xlink:actuate="onLoad"/></draw:frame><draw:frame draw:style-name="fr1" draw:name="images12" text:anchor-type="paragraph" svg:x="12.002cm" svg:y="1cm" svg:width="6.299cm" svg:height="8.797cm" draw:z-index="16"><draw:image xlink:href="Pictures/10000201000002E80000040FB1D6C812.png" xlink:type="simple" xlink:show="embed" xlink:actuate="onLoad"/></draw:frame><draw:frame draw:style-name="fr1" draw:name="images3" text:anchor-type="paragraph" svg:x="2.499cm" svg:y="1cm" svg:width="6.299cm" svg:height="8.797cm" draw:z-index="12"><draw:image xlink:href="Pictures/10000201000002E80000040FB1D6C812.png" xlink:type="simple" xlink:show="embed" xlink:actuate="onLoad"/></draw:frame><draw:frame draw:style-name="fr1" draw:name="images18" text:anchor-type="paragraph" svg:x="12.002cm" svg:y="10.5cm" svg:width="6.299cm" svg:height="8.797cm" draw:z-index="23"><draw:image xlink:href="Pictures/10000201000002E80000040F83C917FD.png" xlink:type="simple" xlink:show="embed" xlink:actuate="onLoad"/></draw:frame><draw:frame draw:style-name="fr1" draw:name="images14" text:anchor-type="paragraph" svg:x="2.499cm" svg:y="10.5cm" svg:width="6.299cm" svg:height="8.797cm" draw:z-index="19"><draw:image xlink:href="Pictures/10000201000002E80000040F83C917FD.png" xlink:type="simple" xlink:show="embed" xlink:actuate="onLoad"/></draw:frame><draw:frame draw:style-name="fr1" draw:name="images11" text:anchor-type="paragraph" svg:x="12.002cm" svg:y="1cm" svg:width="6.299cm" svg:height="8.797cm" draw:z-index="15"><draw:image xlink:href="Pictures/10000201000002E80000040F83C917FD.png" xlink:type="simple" xlink:show="embed" xlink:actuate="onLoad"/></draw:frame><draw:frame draw:style-name="fr1" draw:name="images2" text:anchor-type="paragraph" svg:x="2.499cm" svg:y="1cm" svg:width="6.299cm" svg:height="8.797cm" draw:z-index="11"><draw:image xlink:href="Pictures/10000201000002E80000040F83C917FD.png" xlink:type="simple" xlink:show="embed" xlink:actuate="onLoad"/></draw:frame><draw:frame draw:style-name="fr1" draw:name="images17" text:anchor-type="paragraph" svg:x="12.002cm" svg:y="10.5cm" svg:width="6.299cm" svg:height="8.797cm" draw:z-index="22"><draw:image xlink:href="Pictures/10000201000002E80000040F35C7DFFC.png" xlink:type="simple" xlink:show="embed" xlink:actuate="onLoad"/></draw:frame><draw:frame draw:style-name="fr1" draw:name="images9" text:anchor-type="paragraph" svg:x="2.499cm" svg:y="10.5cm" svg:width="6.299cm" svg:height="8.797cm" draw:z-index="18"><draw:image xlink:href="Pictures/10000201000002E80000040F35C7DFFC.png" xlink:type="simple" xlink:show="embed" xlink:actuate="onLoad"/></draw:frame><draw:frame draw:style-name="fr1" draw:name="images10" text:anchor-type="paragraph" svg:x="12.002cm" svg:y="1cm" svg:width="6.299cm" svg:height="8.797cm" draw:z-index="14"><draw:image xlink:href="Pictures/10000201000002E80000040F35C7DFFC.png" xlink:type="simple" xlink:show="embed" xlink:actuate="onLoad"/></draw:frame><draw:frame draw:style-name="fr1" draw:name="images1" text:anchor-type="paragraph" svg:x="2.499cm" svg:y="1cm" svg:width="6.299cm" svg:height="8.797cm" draw:z-index="10"><draw:image xlink:href="Pictures/10000201000002E80000040F35C7DF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4T11:06:17.974092222</meta:creation-date>
    <meta:editing-cycles>7</meta:editing-cycles>
    <meta:editing-duration>PT30M55S</meta:editing-duration>
    <dc:date>2019-05-06T11:44:38.68</dc:date>
    <meta:generator>OpenOffice/4.1.5$Win32 OpenOffice.org_project/415m1$Build-9789</meta:generator>
    <dc:creator>Fantin Reichler</dc:creator>
    <meta:printed-by>Fantin Reichler</meta:printed-by>
    <meta:print-date>2019-05-02T14:50:15.52</meta:print-date>
    <meta:document-statistic meta:table-count="0" meta:image-count="26" meta:object-count="0" meta:page-count="2" meta:paragraph-count="0" meta:word-count="0" meta:character-count="0"/>
  </office:meta>
</office:document-meta>
</file>